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-complex="Times New Roman"/>
    </style:style>
    <style:style style:name="P2" style:parent-style-name="Standard" style:family="paragraph">
      <style:text-properties style:font-name-complex="Times New Roman"/>
    </style:style>
    <style:style style:name="T3" style:parent-style-name="Основнойшрифтабзаца" style:family="text">
      <style:text-properties style:font-name-complex="Times New Roman"/>
    </style:style>
    <style:style style:name="T4" style:parent-style-name="Основнойшрифтабзаца" style:family="text">
      <style:text-properties style:font-name-complex="Times New Roman"/>
    </style:style>
    <style:style style:name="T5" style:parent-style-name="Основнойшрифтабзаца" style:family="text">
      <style:text-properties style:font-name-complex="Times New Roman"/>
    </style:style>
    <style:style style:name="T6" style:parent-style-name="Основнойшрифтабзаца" style:family="text">
      <style:text-properties style:font-name-complex="Times New Roman"/>
    </style:style>
    <style:style style:name="T7" style:parent-style-name="Основнойшрифтабзаца" style:family="text">
      <style:text-properties style:font-name-complex="Times New Roman"/>
    </style:style>
    <style:style style:name="T8" style:parent-style-name="StrongEmphasis" style:family="text">
      <style:text-properties style:font-name-complex="Times New Roman" fo:font-weight="normal" style:font-weight-asian="normal" style:font-weight-complex="normal"/>
    </style:style>
    <style:style style:name="T9" style:parent-style-name="StrongEmphasis" style:family="text">
      <style:text-properties style:font-name-complex="Times New Roman" fo:font-weight="normal" style:font-weight-asian="normal" fo:color="#FF0000"/>
    </style:style>
    <style:style style:name="T10" style:parent-style-name="Основнойшрифтабзаца" style:family="text">
      <style:text-properties style:font-name-complex="Times New Roman"/>
    </style:style>
    <style:style style:name="T11" style:parent-style-name="Основнойшрифтабзаца" style:family="text">
      <style:text-properties style:font-name-complex="Times New Roman"/>
    </style:style>
    <style:style style:name="T12" style:parent-style-name="Основнойшрифтабзаца" style:family="text">
      <style:text-properties style:font-name-complex="Times New Roman"/>
    </style:style>
    <style:style style:name="T13" style:parent-style-name="Основнойшрифтабзаца" style:family="text">
      <style:text-properties style:font-name-complex="Times New Roman"/>
    </style:style>
    <style:style style:name="T14" style:parent-style-name="Основнойшрифтабзаца" style:family="text">
      <style:text-properties style:font-name-complex="Times New Roman"/>
    </style:style>
    <style:style style:name="T15" style:parent-style-name="Основнойшрифтабзаца" style:family="text">
      <style:text-properties style:font-name-complex="Times New Roman"/>
    </style:style>
    <style:style style:name="T16" style:parent-style-name="Основнойшрифтабзаца" style:family="text">
      <style:text-properties style:font-name-complex="Times New Roman"/>
    </style:style>
    <style:style style:name="T17" style:parent-style-name="Основнойшрифтабзаца" style:family="text">
      <style:text-properties style:font-name-complex="Times New Roman"/>
    </style:style>
    <style:style style:name="T18" style:parent-style-name="Основнойшрифтабзаца" style:family="text">
      <style:text-properties style:font-name-complex="Times New Roman"/>
    </style:style>
    <style:style style:name="T19" style:parent-style-name="Основнойшрифтабзаца" style:family="text">
      <style:text-properties style:font-name-complex="Times New Roman"/>
    </style:style>
    <style:style style:name="T20" style:parent-style-name="Основнойшрифтабзаца" style:family="text">
      <style:text-properties style:font-name-complex="Times New Roman"/>
    </style:style>
    <style:style style:name="T21" style:parent-style-name="Основнойшрифтабзаца" style:family="text">
      <style:text-properties style:font-name-complex="Times New Roman"/>
    </style:style>
    <style:style style:name="T22" style:parent-style-name="Основнойшрифтабзаца" style:family="text">
      <style:text-properties style:font-name-complex="Times New Roman"/>
    </style:style>
    <style:style style:name="T23" style:parent-style-name="Основнойшрифтабзаца" style:family="text">
      <style:text-properties style:font-name-complex="Times New Roman"/>
    </style:style>
    <style:style style:name="T24" style:parent-style-name="Основнойшрифтабзаца" style:family="text">
      <style:text-properties style:font-name-complex="Times New Roman"/>
    </style:style>
    <style:style style:name="T25" style:parent-style-name="Основнойшрифтабзаца" style:family="text">
      <style:text-properties style:font-name-complex="Times New Roman"/>
    </style:style>
    <style:style style:name="T26" style:parent-style-name="Основнойшрифтабзаца" style:family="text">
      <style:text-properties style:font-name-complex="Times New Roman"/>
    </style:style>
    <style:style style:name="T27" style:parent-style-name="Основнойшрифтабзаца" style:family="text">
      <style:text-properties style:font-name-complex="Times New Roman"/>
    </style:style>
    <style:style style:name="T28" style:parent-style-name="Основнойшрифтабзаца" style:family="text">
      <style:text-properties style:font-name-complex="Times New Roman"/>
    </style:style>
    <style:style style:name="T29" style:parent-style-name="Основнойшрифтабзаца" style:family="text">
      <style:text-properties style:font-name-complex="Times New Roman"/>
    </style:style>
    <style:style style:name="T30" style:parent-style-name="Основнойшрифтабзаца" style:family="text">
      <style:text-properties style:font-name-complex="Times New Roman"/>
    </style:style>
    <style:style style:name="T31" style:parent-style-name="Основнойшрифтабзаца" style:family="text">
      <style:text-properties style:font-name-complex="Times New Roman"/>
    </style:style>
    <style:style style:name="T32" style:parent-style-name="Основнойшрифтабзаца" style:family="text">
      <style:text-properties style:font-name-complex="Times New Roman"/>
    </style:style>
    <style:style style:name="T33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34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35" style:parent-style-name="Основнойшрифтабзаца" style:family="text">
      <style:text-properties style:font-name-complex="Times New Roman"/>
    </style:style>
    <style:style style:name="T36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P37" style:parent-style-name="Standard" style:family="paragraph">
      <style:text-properties style:font-name-complex="Times New Roman"/>
    </style:style>
    <style:style style:name="P38" style:parent-style-name="Standard" style:family="paragraph">
      <style:text-properties style:font-name-complex="Times New Roman" fo:font-weight="bold" style:font-weight-asian="bold" style:font-weight-complex="bold"/>
    </style:style>
    <style:style style:name="P39" style:parent-style-name="Standard" style:list-style-name="LFO1" style:family="paragraph">
      <style:text-properties style:font-name-complex="Times New Roman" fo:color="#FF0000"/>
    </style:style>
    <style:style style:name="P40" style:parent-style-name="Standard" style:list-style-name="LFO2" style:family="paragraph"/>
    <style:style style:name="T41" style:parent-style-name="Основнойшрифтабзаца" style:family="text">
      <style:text-properties style:font-name-complex="Times New Roman" fo:font-weight="bold" style:font-weight-asian="bold" style:font-weight-complex="bold" fo:color="#000000"/>
    </style:style>
    <style:style style:name="T42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43" style:parent-style-name="Основнойшрифтабзаца" style:family="text">
      <style:text-properties style:font-name-complex="Times New Roman"/>
    </style:style>
    <style:style style:name="T44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45" style:parent-style-name="Основнойшрифтабзаца" style:family="text">
      <style:text-properties style:font-name-complex="Times New Roman"/>
    </style:style>
    <style:style style:name="T46" style:parent-style-name="Основнойшрифтабзаца" style:family="text">
      <style:text-properties style:font-name-complex="Times New Roman"/>
    </style:style>
    <style:style style:name="T47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48" style:parent-style-name="Основнойшрифтабзаца" style:family="text">
      <style:text-properties style:font-name-complex="Times New Roman" fo:font-weight="bold" style:font-weight-asian="bold" style:font-weight-complex="bold" fo:color="#000000"/>
    </style:style>
    <style:style style:name="T49" style:parent-style-name="Основнойшрифтабзаца" style:family="text">
      <style:text-properties style:font-name-complex="Times New Roman"/>
    </style:style>
    <style:style style:name="T50" style:parent-style-name="Основнойшрифтабзаца" style:family="text">
      <style:text-properties style:font-name-complex="Times New Roman"/>
    </style:style>
    <style:style style:name="P51" style:parent-style-name="Standard" style:family="paragraph">
      <style:text-properties style:font-name-complex="Times New Roman" fo:font-weight="bold" style:font-weight-asian="bold" style:font-weight-complex="bold"/>
    </style:style>
    <style:style style:name="P52" style:parent-style-name="Standard" style:list-style-name="LFO2" style:family="paragraph">
      <style:text-properties style:font-name-complex="Times New Roman" fo:color="#FF0000"/>
    </style:style>
    <style:style style:name="P53" style:parent-style-name="Standard" style:list-style-name="LFO2" style:family="paragraph">
      <style:text-properties style:font-name-complex="Times New Roman" fo:color="#FF0000"/>
    </style:style>
    <style:style style:name="P54" style:parent-style-name="Standard" style:list-style-name="LFO2" style:family="paragraph"/>
    <style:style style:name="T55" style:parent-style-name="Основнойшрифтабзаца" style:family="text">
      <style:text-properties style:font-name-complex="Times New Roman" fo:color="#FF0000"/>
    </style:style>
    <style:style style:name="T56" style:parent-style-name="Основнойшрифтабзаца" style:family="text">
      <style:text-properties style:font-name-complex="Times New Roman"/>
    </style:style>
    <style:style style:name="T57" style:parent-style-name="Основнойшрифтабзаца" style:family="text">
      <style:text-properties style:font-name-complex="Times New Roman"/>
    </style:style>
    <style:style style:name="T58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59" style:parent-style-name="Основнойшрифтабзаца" style:family="text">
      <style:text-properties style:font-name-complex="Times New Roman"/>
    </style:style>
    <style:style style:name="P60" style:parent-style-name="Standard" style:family="paragraph">
      <style:text-properties style:font-name-complex="Times New Roman" fo:font-weight="bold" style:font-weight-asian="bold" style:font-weight-complex="bold"/>
    </style:style>
    <style:style style:name="P61" style:parent-style-name="Standard" style:family="paragraph">
      <style:text-properties style:font-name-complex="Times New Roman"/>
    </style:style>
    <style:style style:name="P62" style:parent-style-name="Standard" style:family="paragraph">
      <style:text-properties style:font-name-complex="Times New Roman"/>
    </style:style>
    <style:style style:name="P63" style:parent-style-name="Standard" style:family="paragraph">
      <style:text-properties style:font-name-complex="Times New Roman"/>
    </style:style>
    <style:style style:name="P64" style:parent-style-name="Standard" style:family="paragraph">
      <style:text-properties style:font-name-complex="Times New Roman" fo:font-weight="bold" style:font-weight-asian="bold" style:font-weight-complex="bold"/>
    </style:style>
    <style:style style:name="P65" style:parent-style-name="Standard" style:family="paragraph">
      <style:text-properties style:font-name-complex="Times New Roman"/>
    </style:style>
    <style:style style:name="T66" style:parent-style-name="Основнойшрифтабзаца" style:family="text">
      <style:text-properties style:font-name-complex="Times New Roman"/>
    </style:style>
    <style:style style:name="T67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68" style:parent-style-name="Основнойшрифтабзаца" style:family="text">
      <style:text-properties style:font-name-complex="Times New Roman"/>
    </style:style>
    <style:style style:name="T69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70" style:parent-style-name="Основнойшрифтабзаца" style:family="text">
      <style:text-properties style:font-name-complex="Times New Roman"/>
    </style:style>
    <style:style style:name="T71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72" style:parent-style-name="Основнойшрифтабзаца" style:family="text">
      <style:text-properties style:font-name-complex="Times New Roman"/>
    </style:style>
    <style:style style:name="T73" style:parent-style-name="Основнойшрифтабзаца" style:family="text">
      <style:text-properties style:font-name-complex="Times New Roman"/>
    </style:style>
    <style:style style:name="T74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P75" style:parent-style-name="Standard" style:family="paragraph">
      <style:text-properties style:font-name-complex="Times New Roman"/>
    </style:style>
    <style:style style:name="P76" style:parent-style-name="Standard" style:family="paragraph">
      <style:text-properties style:font-name-complex="Times New Roman"/>
    </style:style>
    <style:style style:name="P77" style:parent-style-name="Standard" style:family="paragraph">
      <style:text-properties style:font-name-complex="Times New Roman"/>
    </style:style>
    <style:style style:name="P78" style:parent-style-name="Standard" style:family="paragraph">
      <style:text-properties style:font-name-complex="Times New Roman"/>
    </style:style>
    <style:style style:name="P79" style:parent-style-name="Standard" style:family="paragraph">
      <style:text-properties style:font-name-complex="Times New Roman"/>
    </style:style>
    <style:style style:name="T80" style:parent-style-name="Основнойшрифтабзаца" style:family="text">
      <style:text-properties style:font-name-complex="Times New Roman"/>
    </style:style>
    <style:style style:name="T81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82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P83" style:parent-style-name="Standard" style:family="paragraph">
      <style:text-properties style:font-name-complex="Times New Roman"/>
    </style:style>
    <style:style style:name="P84" style:parent-style-name="Standard" style:family="paragraph">
      <style:text-properties style:font-name-complex="Times New Roman"/>
    </style:style>
    <style:style style:name="TableColumn86" style:family="table-column">
      <style:table-column-properties style:column-width="2.852in" style:use-optimal-column-width="false"/>
    </style:style>
    <style:style style:name="Table85" style:family="table">
      <style:table-properties style:width="2.852in" fo:margin-left="0.3944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9" style:parent-style-name="Standard" style:family="paragraph">
      <style:text-properties style:font-name-complex="Times New Roman"/>
    </style:style>
    <style:style style:name="P90" style:parent-style-name="Standard" style:family="paragraph">
      <style:text-properties style:font-name-complex="Times New Roman"/>
    </style:style>
    <style:style style:name="P91" style:parent-style-name="Standard" style:family="paragraph">
      <style:text-properties style:font-name-complex="Times New Roman"/>
    </style:style>
    <style:style style:name="P92" style:parent-style-name="Standard" style:family="paragraph">
      <style:text-properties style:font-name-complex="Times New Roman"/>
    </style:style>
    <style:style style:name="P93" style:parent-style-name="Standard" style:family="paragraph">
      <style:text-properties style:font-name-complex="Times New Roman"/>
    </style:style>
    <style:style style:name="P94" style:parent-style-name="Standard" style:family="paragraph">
      <style:text-properties style:font-name-complex="Times New Roman"/>
    </style:style>
    <style:style style:name="P95" style:parent-style-name="Standard" style:family="paragraph">
      <style:text-properties style:font-name-complex="Times New Roman"/>
    </style:style>
    <style:style style:name="P96" style:parent-style-name="Standard" style:family="paragraph">
      <style:text-properties style:font-name-complex="Times New Roman"/>
    </style:style>
    <style:style style:name="P97" style:parent-style-name="Standard" style:family="paragraph">
      <style:text-properties style:font-name-complex="Times New Roman" fo:font-weight="bold" style:font-weight-asian="bold" style:font-weight-complex="bold"/>
    </style:style>
    <style:style style:name="T98" style:parent-style-name="Основнойшрифтабзаца" style:family="text">
      <style:text-properties style:font-name-complex="Times New Roman"/>
    </style:style>
    <style:style style:name="T99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P100" style:parent-style-name="Standard" style:family="paragraph">
      <style:text-properties style:font-name-complex="Times New Roman" fo:font-weight="bold" style:font-weight-asian="bold" style:font-weight-complex="bold"/>
    </style:style>
    <style:style style:name="P101" style:parent-style-name="Standard" style:family="paragraph">
      <style:text-properties style:font-name-complex="Times New Roman" fo:font-weight="bold" style:font-weight-asian="bold" style:font-weight-complex="bold"/>
    </style:style>
    <style:style style:name="P102" style:parent-style-name="Standard" style:family="paragraph">
      <style:text-properties style:font-name-complex="Times New Roman"/>
    </style:style>
    <style:style style:name="P103" style:parent-style-name="Standard" style:family="paragraph">
      <style:text-properties style:font-name-complex="Times New Roman"/>
    </style:style>
    <style:style style:name="P104" style:parent-style-name="Standard" style:family="paragraph">
      <style:text-properties style:font-name-complex="Times New Roman"/>
    </style:style>
    <style:style style:name="P105" style:parent-style-name="Standard" style:family="paragraph">
      <style:text-properties style:font-name-complex="Times New Roman"/>
    </style:style>
    <style:style style:name="P106" style:parent-style-name="Standard" style:family="paragraph">
      <style:text-properties style:font-name-complex="Times New Roman"/>
    </style:style>
    <style:style style:name="P107" style:parent-style-name="Standard" style:family="paragraph">
      <style:text-properties style:font-name-complex="Times New Roman" fo:font-weight="bold" style:font-weight-asian="bold" style:font-weight-complex="bold"/>
    </style:style>
    <style:style style:name="P108" style:parent-style-name="Standard" style:family="paragraph">
      <style:paragraph-properties fo:text-align="justify"/>
      <style:text-properties style:font-name-complex="Times New Roman"/>
    </style:style>
    <style:style style:name="P109" style:parent-style-name="Standard" style:family="paragraph">
      <style:paragraph-properties fo:text-align="justify"/>
      <style:text-properties style:font-name-complex="Times New Roman"/>
    </style:style>
    <style:style style:name="P110" style:parent-style-name="Standard" style:family="paragraph">
      <style:paragraph-properties fo:text-align="justify"/>
    </style:style>
    <style:style style:name="T111" style:parent-style-name="Основнойшрифтабзаца" style:family="text">
      <style:text-properties style:font-name-complex="Times New Roman"/>
    </style:style>
    <style:style style:name="T112" style:parent-style-name="Основнойшрифтабзаца" style:family="text">
      <style:text-properties style:font-name-complex="Times New Roman" fo:color="#000000"/>
    </style:style>
    <style:style style:name="T113" style:parent-style-name="Основнойшрифтабзаца" style:family="text">
      <style:text-properties style:font-name-complex="Times New Roman"/>
    </style:style>
    <style:style style:name="P114" style:parent-style-name="Standard" style:family="paragraph">
      <style:paragraph-properties fo:text-align="justify"/>
      <style:text-properties style:font-name-complex="Times New Roman"/>
    </style:style>
    <style:style style:name="P115" style:parent-style-name="Standard" style:family="paragraph">
      <style:paragraph-properties fo:text-align="justify"/>
    </style:style>
    <style:style style:name="T116" style:parent-style-name="Основнойшрифтабзаца" style:family="text">
      <style:text-properties style:font-name-complex="Times New Roman"/>
    </style:style>
    <style:style style:name="T117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118" style:parent-style-name="Основнойшрифтабзаца" style:family="text">
      <style:text-properties style:font-name-complex="Times New Roman"/>
    </style:style>
    <style:style style:name="P119" style:parent-style-name="Standard" style:family="paragraph">
      <style:paragraph-properties fo:text-align="justify"/>
      <style:text-properties style:font-name-complex="Times New Roman" fo:font-weight="bold" style:font-weight-asian="bold" style:font-weight-complex="bold"/>
    </style:style>
    <style:style style:name="P120" style:parent-style-name="Standard" style:family="paragraph">
      <style:paragraph-properties fo:text-align="justify"/>
      <style:text-properties style:font-name-complex="Times New Roman"/>
    </style:style>
    <style:style style:name="P121" style:parent-style-name="Standard" style:family="paragraph">
      <style:paragraph-properties fo:text-align="justify"/>
      <style:text-properties style:font-name-complex="Times New Roman"/>
    </style:style>
    <style:style style:name="P122" style:parent-style-name="Standard" style:family="paragraph">
      <style:paragraph-properties fo:text-align="justify"/>
      <style:text-properties style:font-name-complex="Times New Roman"/>
    </style:style>
    <style:style style:name="P123" style:parent-style-name="Standard" style:family="paragraph">
      <style:text-properties style:font-name-complex="Times New Roman"/>
    </style:style>
    <style:style style:name="P124" style:parent-style-name="Standard" style:family="paragraph">
      <style:text-properties style:font-name-complex="Times New Roman"/>
    </style:style>
    <style:style style:name="P125" style:parent-style-name="Standard" style:family="paragraph">
      <style:text-properties style:font-name-complex="Times New Roman"/>
    </style:style>
  </office:automatic-styles>
  <office:body>
    <office:text text:use-soft-page-breaks="true">
      <text:p text:style-name="P1"><text:s text:c="43"/>Новая информация о Центре аттестации</text:p>
      <text:p text:style-name="P2"/>
      <text:p text:style-name="Standard"><text:span text:style-name="T3"><text:s text:c="2"/>Заявления для аттестации на первую (высшую) квалификационную категорию направляются в аттестационную<text:s/></text:span><text:span text:style-name="T4">комиссию через МФЦ или Портал;</text:span><text:span text:style-name="T5"><text:line-break/></text:span><text:span text:style-name="T6">  </text:span><text:span text:style-name="T7">индивидуальная папка профессиональных достижений педагогического работника на бумажном носителе<text:s/></text:span><text:span text:style-name="T8">предоставляется в Центр аттестации и мониторинга по адресу<text:s/></text:span><text:span text:style-name="T9">Московский пр., д. 52 лит.А,</text:span></text:p>
      <text:p text:style-name="Standard"><text:span text:style-name="T10">График работы:</text:span><text:span text:style-name="T11"><text:line-break/></text:span><text:span text:style-name="T12">понедельник-четверг с 9.</text:span><text:span text:style-name="T13">00 до 18.00, перерыв с 12.30 до 13.30</text:span><text:span text:style-name="T14"><text:line-break/></text:span><text:span text:style-name="T15">пятница с 9.00 до 17.00; перерыв с 12.30 до 13.30</text:span><text:span text:style-name="T16"><text:line-break/></text:span><text:span text:style-name="T17">суббота, воскресенье - выходные дни</text:span><text:span text:style-name="T18"><text:line-break/></text:span><text:span text:style-name="T19"><text:line-break/></text:span><text:span text:style-name="T20">  </text:span><text:span text:style-name="T21">тел. 8 (812) 246-12-51 – отдел аттестации Санкт-Петербургского государственного казенного учреждения «Центр аттестации и монитори</text:span><text:span text:style-name="T22">нга Комитета по образованию»,</text:span><text:span text:style-name="T23"><text:line-break/></text:span><text:span text:style-name="T24">  </text:span><text:span text:style-name="T25">тел. 8 (812) 246-12-50 – начальник отдела аттестации Санкт-Петербургского государственное казенное учреждение «Центр аттестации и мониторинга Комитета по образованию»;</text:span><text:span text:style-name="T26"><text:line-break/></text:span><text:span text:style-name="T27">  </text:span><text:span text:style-name="T28">электронная форма подачи документов осталась без измен</text:span><text:span text:style-name="T29">ений.</text:span><text:span text:style-name="T30"><text:line-break/></text:span><text:span text:style-name="T31">  </text:span><text:span text:style-name="T32">Справочная информация, формы экспертных заключений об уровне профессиональной деятельности педагогических работников (по должностям) размещены на официальном сайте Комитета по образованию<text:s/></text:span><text:span text:style-name="T33">(http://k-obr.spb.ru/napravleniya-deyatelnosti/pedagogichesk</text:span><text:span text:style-name="T34">ie-kadry)<text:s/></text:span><text:span text:style-name="T35">в разделе «Аттестация педагогических работников», а также на официальном сайте Санкт-Петербургского государственного казенного учреждения «Центр аттестации и мониторинга Комитета по образованию»<text:s/></text:span><text:span text:style-name="T36">(https://inspect-ko.spb.ru). <text:s text:c="22"/></text:span></text:p>
      <text:p text:style-name="P37"/>
      <text:p text:style-name="P38"><text:s text:c="35"/>Для МФЦ, чтобы подать заявление необходимы:</text:p>
      <text:list text:style-name="LFO1" text:continue-numbering="true">
        <text:list-item>
          <text:p text:style-name="P39">Паспорт</text:p>
        </text:list-item>
      </text:list>
      <text:list text:style-name="LFO2" text:continue-numbering="true">
        <text:list-item>
          <text:p text:style-name="P40"><text:span text:style-name="T41">ЗАВЕРЕННАЯ Копия приказа Комитета по образованию о присвоении квалификационной категории:<text:s/></text:span><text:span text:style-name="T42">первой <text:s/>или высшей ( в том случае, если уже была аттестация).<text:s/></text:span><text:span text:style-name="T43">Искать</text:span><text:span text:style-name="T44"><text:s/></text:span><text:span text:style-name="T45">на сайте</text:span><text:span text:style-name="T46"><text:s/>Комитета по образованию в разделе - «Педагогические кадры»<text:s/></text:span><text:span text:style-name="T47">приказ<text:s/></text:span><text:span text:style-name="T48">о присвоении квалификационных категорий</text:span><text:span text:style-name="T49"><text:s/>и сделать копии трех страниц: 1страница - номер приказа о присвоении квалификационной категории, 2 страница - какая категория присвоена: <text:s/>первая или<text:s/></text:span><text:span text:style-name="T50">высшая, 3 страница - название образовательного учреждения (место работы) <text:s/>и фамилия, имя, отчество педагогического работника.</text:span></text:p>
        </text:list-item>
      </text:list>
      <text:p text:style-name="P51">Надо знать:</text:p>
      <text:list text:style-name="LFO2" text:continue-numbering="true">
        <text:list-item>
          <text:p text:style-name="P52">Номер ОГРНО Учреждения : 1027- 8092 - 27 - 060 - могут спросить</text:p>
        </text:list-item>
        <text:list-item>
          <text:p text:style-name="P53">Название Учреждения - ГБНОУ "СПБ ГДТЮ"</text:p>
        </text:list-item>
        <text:list-item>
          <text:p text:style-name="P54"><text:span text:style-name="T55">Стаж работы</text:span><text:span text:style-name="T56">. В<text:s/></text:span><text:span text:style-name="T57">отделе кадров <text:s/>- надо получить</text:span><text:span text:style-name="T58"><text:s/>2 справки</text:span><text:span text:style-name="T59"><text:s text:c="2"/>для аттестации. Первая справка — должность и стаж работы. <text:s/>Вторая справка <text:s/>для пункта № 3 - об отсутствии взысканий. Обе справки (оригиналы) должны <text:s/>быть прошиты в папке со всеми аттестационными документами.</text:span></text:p>
        </text:list-item>
      </text:list>
      <text:p text:style-name="P60">Оформление папки с документами</text:p>
      <text:p text:style-name="P61">Папка включает 4 файла с документами (титульный лист, <text:s/></text:p>
      <text:p text:style-name="P62">экспертное заключение, опись документов, Заявление из МФЦ.)</text:p>
      <text:p text:style-name="P63"><text:s/>и отдельно прошитые все <text:s/>документы для аттестации.</text:p>
      <text:p text:style-name="P64">В двух экземплярах должны быть:</text:p>
      <text:p text:style-name="P65">1. Титульный лист ( один экземпляр в файле для Центра аттестации, второй прошивается со всеми <text:s/>аттестационными документами ).</text:p>
      <text:p text:style-name="Standard"><text:span text:style-name="T66">2. Опись документов ( один экземпляр -<text:s/></text:span><text:span text:style-name="T67">заверенная копия</text:span><text:span text:style-name="T68"><text:s/>описи остается в файле в</text:span><text:span text:style-name="T69"><text:s/>Центре аттестации</text:span><text:span text:style-name="T70">, второй (</text:span><text:span text:style-name="T71">оригинал</text:span><text:span text:style-name="T72">) прошивается со всеми <text:s/>аттестационными докум</text:span><text:span text:style-name="T73">ентами ).</text:span><text:span text:style-name="T74"><text:s/>Пошаговая инструкция - как сделать копию описи:</text:span></text:p>
      <text:soft-page-break/>
      <text:p text:style-name="P75"><text:s/>1. На оригинале описи — должна быть подпись Е. Л. Якушевой и печать Дворца<text:s/></text:p>
      <text:p text:style-name="P76">( поставить у секретаря в главном корпусе).</text:p>
      <text:p text:style-name="P77"><text:s/>2. С заверенного оригинала описи надо сделать копию. Можно <text:s/>обратиться в<text:s/>канцелярию и попросить сделать копию с последней страницы описи. Остальные страницы описи должны быть распечатаны самостоятельно заранее.</text:p>
      <text:p text:style-name="P78"><text:s/>3. Копию описи <text:s/>заверить у Е.Л. Якушевой .</text:p>
      <text:p text:style-name="P79"><text:s/>4. На подписанной копии описи поставить печать Дворца у секретаря)</text:p>
      <text:p text:style-name="Standard"><text:span text:style-name="T80"><text:s/>5.<text:s/></text:span><text:span text:style-name="T81">Пр</text:span><text:span text:style-name="T82">ошить: инструкция</text:span></text:p>
      <text:p text:style-name="P83">На обороте последней страницы завязать узлом прошивочные <text:s/>нити и приклеить на них лист- наклейку (бумажная пломба) с информацией:</text:p>
      <text:p text:style-name="P84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P89"><text:s/></text:p>
            <text:p text:style-name="P90">Прошито, пронумеровано и скреплено печатью______________ _______________________________ <text:s text:c="16"/><text:s text:c="6"/></text:p>
            <text:p text:style-name="P91">Лист_________</text:p>
            <text:p text:style-name="P92">______ <text:s text:c="3"/>_____________20____г.</text:p>
            <text:p text:style-name="P93">Заместитель<text:s/>Генерального<text:s/>директора<text:s/></text:p>
            <text:p text:style-name="P94">ГБНОУ «СПБ ГДТЮ»</text:p>
            <text:p text:style-name="P95">___________________<text:s/>Е.Л.<text:s/>Якушева</text:p>
            <text:p text:style-name="P96"/>
          </table:table-cell>
        </table:table-row>
      </table:table>
      <text:p text:style-name="P97"/>
      <text:p text:style-name="Standard"><text:span text:style-name="T98">Прошиваем папку со всеми аттестационными документами и отдельно опись для<text:s/></text:span><text:span text:style-name="T99">Центра аттестации</text:span></text:p>
      <text:p text:style-name="P100">4 файла с документами — остаются в<text:s/>Центре аттестации:</text:p>
      <text:p text:style-name="P101"/>
      <text:p text:style-name="P102">1. Титульный лист <text:s/></text:p>
      <text:p text:style-name="P103">2. Экспертное заключение Форма 4 для ПДО и форма 2 для методиста — Подписать!</text:p>
      <text:p text:style-name="P104">3. Опись документов - заверенная копия! Прошить и поставить печать Дворца</text:p>
      <text:p text:style-name="P105">4. Заявление из МФЦ</text:p>
      <text:p text:style-name="P106"/>
      <text:p text:style-name="P107">Прошитые документы для аттестации:</text:p>
      <text:p text:style-name="P108">1.<text:s/>Титульный лист</text:p>
      <text:p text:style-name="P109">2. Опись (пронумерована, в конце — «всего страниц …..»</text:p>
      <text:p text:style-name="P110"><text:span text:style-name="T111">3.<text:s/></text:span><text:span text:style-name="T112">ЗАВЕРЕННАЯ копия приказа Комитета по образованию о присвоении квалификационной категории:<text:s/></text:span><text:span text:style-name="T113">первой или высшей ( в том случае, если уже была аттестация)</text:span></text:p>
      <text:p text:style-name="P114">4. Далее все документы: справка из отдела кадров, копия диплома, курсы и так далее.</text:p>
      <text:p text:style-name="P115"><text:span text:style-name="T116">Все документы прошить и подписать<text:s/></text:span><text:span text:style-name="T117">в соответствии с рекомендациями</text:span><text:span text:style-name="T118"><text:s/>экспертного заключения. <text:s/>На прошитой папке должна быть бумажная пломба с подписью М.Р. Катуновой и печатью Дворца.</text:span></text:p>
      <text:p text:style-name="P119">Подписывают документы для аттестации:</text:p>
      <text:p text:style-name="P120">1. Директор ЭБЦ <text:s/>- Ляндзберг А.Р. , <text:s/>ГЦРДО - <text:s/>заместитель генерального директора - Якушева Евгения Леонидовна.</text:p>
      <text:p text:style-name="P121"/>
      <text:p text:style-name="P122"/>
      <text:p text:style-name="P123"/>
      <text:p text:style-name="P124"/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dezda</meta:initial-creator>
    <dc:creator>User</dc:creator>
    <meta:creation-date>2021-04-23T06:30:00Z</meta:creation-date>
    <dc:date>2022-02-18T13:16:00Z</dc:date>
    <meta:template xlink:href="Normal" xlink:type="simple"/>
    <meta:editing-cycles>3</meta:editing-cycles>
    <meta:editing-duration>PT120S</meta:editing-duration>
    <meta:document-statistic meta:page-count="2" meta:paragraph-count="9" meta:word-count="735" meta:character-count="4918" meta:row-count="34" meta:non-whitespace-character-count="4192"/>
  </office:meta>
</office:document-meta>
</file>